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Yes&quot;" style:apply-style-name="Untitled6" style:base-cell-address="Sheet1.B5"/>
      <style:map style:condition="cell-content()=&quot;No&quot;" style:apply-style-name="Untitled4" style:base-cell-address="Sheet1.B5"/>
    </style:style>
    <style:style style:name="ce7" style:family="table-cell" style:parent-style-name="Default">
      <style:table-cell-properties fo:border="0.06pt solid #000000"/>
      <style:map style:condition="cell-content()=&quot;Yes&quot;" style:apply-style-name="Untitled6" style:base-cell-address="Sheet1.B5"/>
      <style:map style:condition="cell-content()=&quot;No&quot;" style:apply-style-name="Untitled4" style:base-cell-address="Sheet1.B5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number-columns-repeated="57" table:default-cell-style-name="Default"/>
        <table:table-row table:style-name="ro1">
          <table:table-cell table:style-name="ce18" office:value-type="string" calcext:value-type="string" table:number-columns-spanned="7" table:number-rows-spanned="2">
            <text:p>Daily Report Analysis Record (DRAR)</text:p>
          </table:table-cell>
          <table:covered-table-cell table:number-columns-repeated="6"/>
          <table:table-cell table:number-columns-repeated="57"/>
        </table:table-row>
        <table:table-row table:style-name="ro1">
          <table:covered-table-cell table:number-columns-repeated="7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1" table:number-rows-spanned="2">
            <text:p>Date</text:p>
          </table:table-cell>
          <table:table-cell table:style-name="ce2" office:value-type="string" calcext:value-type="string">
            <text:p>5:00 – 6:00</text:p>
          </table:table-cell>
          <table:table-cell table:style-name="ce2" office:value-type="string" calcext:value-type="string">
            <text:p>06:00 – 12:00</text:p>
          </table:table-cell>
          <table:table-cell table:style-name="ce2" office:value-type="string" calcext:value-type="string">
            <text:p>01:00 – 04:00</text:p>
          </table:table-cell>
          <table:table-cell table:style-name="ce2" office:value-type="string" calcext:value-type="string">
            <text:p>04:00 – 05:00</text:p>
          </table:table-cell>
          <table:table-cell table:style-name="ce2" office:value-type="string" calcext:value-type="string">
            <text:p>05:00 – 06:00</text:p>
          </table:table-cell>
          <table:table-cell table:style-name="ce2" office:value-type="string" calcext:value-type="string">
            <text:p>07:00 – 11:00</text:p>
          </table:table-cell>
          <table:table-cell table:number-columns-repeated="57"/>
        </table:table-row>
        <table:table-row table:style-name="ro1">
          <table:covered-table-cell table:style-name="ce20"/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MERN (Udemy)</text:p>
          </table:table-cell>
          <table:table-cell table:style-name="ce22" office:value-type="string" calcext:value-type="string">
            <text:p>IoT </text:p>
          </table:table-cell>
          <table:table-cell table:style-name="ce22" office:value-type="string" calcext:value-type="string">
            <text:p>English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MERN (Udemy)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3" calcext:value-type="date">
            <text:p>23/03/23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4" calcext:value-type="date">
            <text:p>24/03/23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4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5" calcext:value-type="date">
            <text:p>25/03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6" calcext:value-type="date">
            <text:p>26/03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7" calcext:value-type="date">
            <text:p>27/03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8" calcext:value-type="date">
            <text:p>28/03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29" calcext:value-type="date">
            <text:p>29/03/23</text:p>
          </table:table-cell>
          <table:table-cell table:number-columns-repeated="5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30" calcext:value-type="date">
            <text:p>30/03/23</text:p>
          </table:table-cell>
          <table:table-cell table:style-name="ce6" office:value-type="string" calcext:value-type="string">
            <text:p>Yes</text:p>
          </table:table-cell>
          <table:table-cell table:number-columns-repeated="5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3-31" calcext:value-type="date">
            <text:p>31/03/23</text:p>
          </table:table-cell>
          <table:table-cell table:style-name="ce6" office:value-type="string" calcext:value-type="string">
            <text:p>Yes</text:p>
          </table:table-cell>
          <table:table-cell table:number-columns-repeated="5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1" calcext:value-type="date">
            <text:p>01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2" calcext:value-type="date">
            <text:p>02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3" calcext:value-type="date">
            <text:p>03/04/23</text:p>
          </table:table-cell>
          <table:table-cell table:number-columns-repeated="4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4" calcext:value-type="date">
            <text:p>04/04/2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5" calcext:value-type="date">
            <text:p>05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6" calcext:value-type="date">
            <text:p>06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7" calcext:value-type="date">
            <text:p>07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8" calcext:value-type="date">
            <text:p>08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09" calcext:value-type="date">
            <text:p>09/04/23</text:p>
          </table:table-cell>
          <table:table-cell table:number-columns-repeated="6" table:style-name="ce6" office:value-type="string" calcext:value-type="string">
            <text:p>No</text:p>
          </table:table-cell>
          <table:table-cell table:number-columns-repeated="57"/>
        </table:table-row>
        <table:table-row table:style-name="ro1">
          <table:table-cell table:style-name="ce21" office:value-type="date" office:date-value="2023-04-10" calcext:value-type="date">
            <text:p>10/04/23</text:p>
          </table:table-cell>
          <table:table-cell table:style-name="ce6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1" calcext:value-type="date">
            <text:p>11/04/23</text:p>
          </table:table-cell>
          <table:table-cell table:style-name="ce6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2" calcext:value-type="date">
            <text:p>12/04/23</text:p>
          </table:table-cell>
          <table:table-cell table:style-name="ce6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3" calcext:value-type="date">
            <text:p>13/04/23</text:p>
          </table:table-cell>
          <table:table-cell table:style-name="ce6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4" calcext:value-type="date">
            <text:p>14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5" calcext:value-type="date">
            <text:p>15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6" calcext:value-type="date">
            <text:p>16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7" calcext:value-type="date">
            <text:p>17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8" calcext:value-type="date">
            <text:p>18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19" calcext:value-type="date">
            <text:p>19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0" calcext:value-type="date">
            <text:p>20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1" calcext:value-type="date">
            <text:p>21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2" calcext:value-type="date">
            <text:p>22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3" calcext:value-type="date">
            <text:p>23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4" calcext:value-type="date">
            <text:p>24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5" calcext:value-type="date">
            <text:p>25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6" calcext:value-type="date">
            <text:p>26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7" calcext:value-type="date">
            <text:p>27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8" calcext:value-type="date">
            <text:p>28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29" calcext:value-type="date">
            <text:p>29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4-30" calcext:value-type="date">
            <text:p>30/04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1" calcext:value-type="date">
            <text:p>01/05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2" calcext:value-type="date">
            <text:p>02/05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3" calcext:value-type="date">
            <text:p>03/05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4" calcext:value-type="date">
            <text:p>04/05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5" calcext:value-type="date">
            <text:p>05/05/23</text:p>
          </table:table-cell>
          <table:table-cell table:style-name="ce7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6" calcext:value-type="date">
            <text:p>06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7" calcext:value-type="date">
            <text:p>07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8" calcext:value-type="date">
            <text:p>08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09" calcext:value-type="date">
            <text:p>09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0" calcext:value-type="date">
            <text:p>10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1" calcext:value-type="date">
            <text:p>11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2" calcext:value-type="date">
            <text:p>12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3" calcext:value-type="date">
            <text:p>13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4" calcext:value-type="date">
            <text:p>14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5" calcext:value-type="date">
            <text:p>15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6" calcext:value-type="date">
            <text:p>16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7" calcext:value-type="date">
            <text:p>17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8" calcext:value-type="date">
            <text:p>18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19" calcext:value-type="date">
            <text:p>19/05/23</text:p>
          </table:table-cell>
          <table:table-cell table:style-name="ce8" table:number-columns-repeated="6"/>
          <table:table-cell table:number-columns-repeated="57"/>
        </table:table-row>
        <table:table-row table:style-name="ro1">
          <table:table-cell table:style-name="ce21" office:value-type="date" office:date-value="2023-05-20" calcext:value-type="date">
            <text:p>20/05/23</text:p>
          </table:table-cell>
          <table:table-cell table:style-name="ce8" table:number-columns-repeated="6"/>
          <table:table-cell table:number-columns-repeated="57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5:Sheet1.G48">
            <calcext:condition calcext:apply-style-name="Untitled6" calcext:value="=&quot;Yes&quot;" calcext:base-cell-address="Sheet1.B5"/>
            <calcext:condition calcext:apply-style-name="Untitled4" calcext:value="=&quot;No&quot;" calcext:base-cell-address="Sheet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7d1d5" style:diagonal-bl-tr="none" style:diagonal-tl-br="none"/>
    </style:style>
    <style:style style:name="Untitled2" style:family="table-cell" style:parent-style-name="Default">
      <style:table-cell-properties fo:background-color="#b3cac7"/>
    </style:style>
    <style:style style:name="Untitled3" style:family="table-cell" style:parent-style-name="Default">
      <style:table-cell-properties fo:background-color="#afd095" style:diagonal-bl-tr="none" style:diagonal-tl-br="none"/>
    </style:style>
    <style:style style:name="Untitled4" style:family="table-cell" style:parent-style-name="Default">
      <style:table-cell-properties fo:background-color="#ffd8ce"/>
    </style:style>
    <style:style style:name="Untitled5" style:family="table-cell" style:parent-style-name="Default">
      <style:table-cell-properties fo:background-color="#b3cac7" style:diagonal-bl-tr="none" style:diagonal-tl-br="none"/>
    </style:style>
    <style:style style:name="Untitled6" style:family="table-cell" style:parent-style-name="Default">
      <style:table-cell-properties fo:background-color="#77bc65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13:37:38.4245973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3:40:01.368561615</meta:creation-date>
    <meta:editing-duration>P6DT9H20M14S</meta:editing-duration>
    <meta:editing-cycles>15</meta:editing-cycles>
    <meta:generator>LibreOffice/7.2.2.2$Linux_X86_64 LibreOffice_project/20$Build-2</meta:generator>
    <dc:date>2023-04-10T04:02:44.562991171</dc:date>
    <meta:document-statistic meta:table-count="1" meta:cell-count="181" meta:object-count="0"/>
  </office:meta>
</office:document-meta>
</file>